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02cm" fo:min-width="1.452cm" fo:padding-top="0.165cm" fo:padding-bottom="0.165cm" fo:padding-left="0.29cm" fo:padding-right="0.29cm"/>
    </style:style>
    <style:style style:name="gr7" style:family="graphic" style:parent-style-name="Default_5f_1">
      <style:graphic-properties svg:stroke-width="0.035cm" svg:stroke-color="#3465a4" draw:marker-start-width="0.253cm" draw:marker-end-width="0.253cm" draw:fill-color="#0066b3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8" style:family="graphic" style:parent-style-name="Default_5f_1">
      <style:graphic-properties svg:stroke-width="0.035cm" draw:marker-start-width="0.253cm" draw:marker-end-width="0.253cm" draw:textarea-vertical-align="middle" fo:padding-top="0.143cm" fo:padding-bottom="0.143cm" fo:padding-left="0.268cm" fo:padding-right="0.268cm"/>
    </style:style>
    <style:style style:name="gr9" style:family="graphic" style:parent-style-name="Default_5f_1">
      <style:graphic-properties svg:stroke-width="0.035cm" svg:stroke-color="#72bf44" draw:marker-start-width="0.253cm" draw:marker-end-width="0.253cm" draw:fill-color="#72bf44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0" style:family="graphic" style:parent-style-name="Default_5f_1">
      <style:graphic-properties svg:stroke-width="0.035cm" svg:stroke-color="#72bf44" draw:marker-start-width="0.253cm" draw:marker-end-width="0.253cm" draw:fill-color="#72bf44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Default_5f_1">
      <style:graphic-properties svg:stroke-width="0.035cm" svg:stroke-color="#ed1c24" draw:marker-start-width="0.253cm" draw:marker-end-width="0.253cm" draw:fill-color="#ed1c24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3" style:family="graphic" style:parent-style-name="Default_5f_1">
      <style:graphic-properties svg:stroke-width="0.035cm" svg:stroke-color="#ed1c24" draw:marker-start-width="0.253cm" draw:marker-end-width="0.253cm" draw:fill-color="#ed1c24" draw:textarea-vertical-align="middle" fo:padding-top="0.143cm" fo:padding-bottom="0.143cm" fo:padding-left="0.268cm" fo:padding-right="0.268cm"/>
    </style:style>
    <style:style style:name="gr14" style:family="graphic" style:parent-style-name="Default_5f_1">
      <style:graphic-properties svg:stroke-width="0.035cm" svg:stroke-color="#faa61a" draw:marker-start-width="0.253cm" draw:marker-end-width="0.253cm" draw:fill-color="#faa61a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5" style:family="graphic" style:parent-style-name="Default_5f_1">
      <style:graphic-properties svg:stroke-width="0.035cm" svg:stroke-color="#faa61a" draw:marker-start-width="0.253cm" draw:marker-end-width="0.253cm" draw:fill-color="#faa61a" draw:textarea-vertical-align="middle" fo:padding-top="0.143cm" fo:padding-bottom="0.143cm" fo:padding-left="0.268cm" fo:padding-right="0.268cm"/>
    </style:style>
    <style:style style:name="gr16" style:family="graphic" style:parent-style-name="Default_5f_1">
      <style:graphic-properties svg:stroke-width="0.106cm" svg:stroke-color="#3465a4" draw:marker-start-width="0.359cm" draw:marker-end-width="0.359cm" draw:fill-color="#0066b3" draw:textarea-horizontal-align="justify" draw:textarea-vertical-align="middle" draw:auto-grow-height="false" fo:min-height="1.565cm" fo:min-width="1.829cm" fo:padding-top="0.178cm" fo:padding-bottom="0.178cm" fo:padding-left="0.303cm" fo:padding-right="0.303cm"/>
    </style:style>
    <style:style style:name="gr17" style:family="graphic" style:parent-style-name="Default_5f_1">
      <style:graphic-properties svg:stroke-width="0.106cm" svg:stroke-color="#3465a4" draw:marker-start-width="0.359cm" draw:marker-end-width="0.359cm" draw:fill-color="#0066b3" draw:textarea-horizontal-align="justify" draw:textarea-vertical-align="middle" draw:auto-grow-height="false" fo:min-height="1.567cm" fo:min-width="1.829cm" fo:padding-top="0.178cm" fo:padding-bottom="0.178cm" fo:padding-left="0.303cm" fo:padding-right="0.303cm"/>
    </style:style>
    <style:style style:name="gr18" style:family="graphic" style:parent-style-name="Default_5f_1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0066b3"/>
      <style:paragraph-properties fo:text-align="center"/>
      <style:text-properties fo:font-size="19.8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72bf44"/>
      <style:paragraph-properties fo:text-align="center"/>
      <style:text-properties fo:font-size="19.8999996185303pt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ed1c24"/>
      <style:paragraph-properties fo:text-align="center"/>
      <style:text-properties fo:font-size="19.8999996185303pt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faa61a"/>
      <style:paragraph-properties fo:text-align="center"/>
      <style:text-properties fo:font-size="19.8999996185303pt"/>
    </style:style>
    <style:style style:name="P12" style:family="paragraph">
      <loext:graphic-properties draw:fill-color="#faa6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29cm" svg:y1="0.924cm" svg:x2="2.229cm" svg:y2="10.957cm">
          <text:p/>
        </draw:line>
        <draw:line draw:style-name="gr2" draw:text-style-name="P1" draw:layer="layout" svg:x1="1.721cm" svg:y1="10.449cm" svg:x2="15.056cm" svg:y2="10.449cm">
          <text:p/>
        </draw:line>
        <draw:frame draw:style-name="gr3" draw:text-style-name="P3" draw:layer="layout" svg:width="1.912cm" svg:height="0.962cm" draw:transform="rotate (1.5707963267949) translate (0.751cm 6.392cm)">
          <draw:text-box>
            <text:p text:style-name="P2">Error</text:p>
          </draw:text-box>
        </draw:frame>
        <draw:frame draw:style-name="gr4" draw:text-style-name="P3" draw:layer="layout" svg:width="3.302cm" svg:height="0.962cm" svg:x="6.42cm" svg:y="10.703cm">
          <draw:text-box>
            <text:p text:style-name="P2">Iterations</text:p>
          </draw:text-box>
        </draw:frame>
        <draw:polyline draw:style-name="gr5" draw:text-style-name="P1" draw:layer="layout" svg:width="12.915cm" svg:height="7.09cm" draw:transform="rotate (-1.12835536141433) translate (9.09920840311478cm -1.35799081986328cm)" svg:viewBox="0 0 12916 7091" draw:points="0,7091 2670,7091 5558,6632 8868,4687 11315,2193 12916,0">
          <text:p/>
        </draw:polyline>
        <draw:custom-shape draw:style-name="gr6" draw:text-style-name="P1" draw:layer="layout" svg:width="2.032cm" svg:height="2.032cm" svg:x="2.991cm" svg:y="0.67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2" draw:id="id2" draw:layer="layout" svg:width="0.273cm" svg:height="0.215cm" svg:x="3.858cm" svg:y="1.15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" draw:id="id1" draw:layer="layout" svg:width="0.274cm" svg:height="0.216cm" svg:x="3.376cm" svg:y="1.46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3" draw:id="id3" draw:layer="layout" svg:width="0.273cm" svg:height="0.215cm" svg:x="4.383cm" svg:y="1.44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3.513cm" svg:y1="1.467cm" svg:x2="3.858cm" svg:y2="1.259cm" draw:start-shape="id1" draw:start-glue-point="4" draw:end-shape="id2" draw:end-glue-point="5" svg:d="M3513 1467v-208h345" svg:viewBox="0 0 346 209">
            <text:p/>
          </draw:connector>
          <draw:connector draw:style-name="gr8" draw:text-style-name="P5" draw:layer="layout" svg:x1="4.131cm" svg:y1="1.259cm" svg:x2="4.52cm" svg:y2="1.449cm" draw:start-shape="id2" draw:start-glue-point="7" draw:end-shape="id3" draw:end-glue-point="4" svg:d="M4131 1259h389v190" svg:viewBox="0 0 390 191">
            <text:p/>
          </draw:connector>
          <draw:custom-shape draw:style-name="gr7" draw:text-style-name="P4" xml:id="id4" draw:id="id4" draw:layer="layout" svg:width="0.273cm" svg:height="0.215cm" svg:x="3.118cm" svg:y="1.82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5" draw:id="id5" draw:layer="layout" svg:width="0.272cm" svg:height="0.215cm" svg:x="3.67cm" svg:y="1.8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3.255cm" svg:y1="1.825cm" svg:x2="3.376cm" svg:y2="1.575cm" draw:start-shape="id4" draw:start-glue-point="4" draw:end-shape="id1" draw:end-glue-point="5" svg:d="M3255 1825v-250h121" svg:viewBox="0 0 122 251">
            <text:p/>
          </draw:connector>
          <draw:connector draw:style-name="gr8" draw:text-style-name="P5" draw:layer="layout" svg:x1="3.65cm" svg:y1="1.575cm" svg:x2="3.806cm" svg:y2="1.82cm" draw:start-shape="id1" draw:start-glue-point="7" draw:end-shape="id5" draw:end-glue-point="4" svg:d="M3650 1575h156v245" svg:viewBox="0 0 157 246">
            <text:p/>
          </draw:connector>
          <draw:custom-shape draw:style-name="gr7" draw:text-style-name="P4" xml:id="id6" draw:id="id6" draw:layer="layout" svg:width="0.273cm" svg:height="0.215cm" svg:x="4.09cm" svg:y="1.82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7" draw:id="id7" draw:layer="layout" svg:width="0.274cm" svg:height="0.215cm" svg:x="4.641cm" svg:y="1.8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4.227cm" svg:y1="1.825cm" svg:x2="4.383cm" svg:y2="1.557cm" draw:start-shape="id6" draw:start-glue-point="4" draw:end-shape="id3" draw:end-glue-point="5" svg:d="M4227 1825v-268h156" svg:viewBox="0 0 157 269">
            <text:p/>
          </draw:connector>
          <draw:connector draw:style-name="gr8" draw:text-style-name="P5" draw:layer="layout" svg:x1="4.656cm" svg:y1="1.557cm" svg:x2="4.778cm" svg:y2="1.82cm" draw:start-shape="id3" draw:start-glue-point="7" draw:end-shape="id7" draw:end-glue-point="4" svg:d="M4656 1557h122v263" svg:viewBox="0 0 123 264">
            <text:p/>
          </draw:connector>
        </draw:g>
        <draw:g>
          <draw:custom-shape draw:style-name="gr9" draw:text-style-name="P6" xml:id="id9" draw:id="id9" draw:layer="layout" svg:width="0.273cm" svg:height="0.215cm" svg:x="6.379cm" svg:y="1.17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8" draw:id="id8" draw:layer="layout" svg:width="0.274cm" svg:height="0.216cm" svg:x="5.897cm" svg:y="1.494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10" draw:id="id10" draw:layer="layout" svg:width="0.273cm" svg:height="0.215cm" svg:x="6.904cm" svg:y="1.47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6.034cm" svg:y1="1.494cm" svg:x2="6.379cm" svg:y2="1.286cm" draw:start-shape="id8" draw:start-glue-point="4" draw:end-shape="id9" draw:end-glue-point="5" svg:d="M6034 1494v-208h345" svg:viewBox="0 0 346 209">
            <text:p/>
          </draw:connector>
          <draw:connector draw:style-name="gr10" draw:text-style-name="P7" draw:layer="layout" svg:x1="6.652cm" svg:y1="1.286cm" svg:x2="7.041cm" svg:y2="1.476cm" draw:start-shape="id9" draw:start-glue-point="7" draw:end-shape="id10" draw:end-glue-point="4" svg:d="M6652 1286h389v190" svg:viewBox="0 0 390 191">
            <text:p/>
          </draw:connector>
          <draw:custom-shape draw:style-name="gr9" draw:text-style-name="P6" xml:id="id11" draw:id="id11" draw:layer="layout" svg:width="0.273cm" svg:height="0.215cm" svg:x="5.639cm" svg:y="1.8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12" draw:id="id12" draw:layer="layout" svg:width="0.272cm" svg:height="0.215cm" svg:x="6.191cm" svg:y="1.84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5.776cm" svg:y1="1.852cm" svg:x2="5.897cm" svg:y2="1.602cm" draw:start-shape="id11" draw:start-glue-point="4" draw:end-shape="id8" draw:end-glue-point="5" svg:d="M5776 1852v-250h121" svg:viewBox="0 0 122 251">
            <text:p/>
          </draw:connector>
          <draw:connector draw:style-name="gr10" draw:text-style-name="P7" draw:layer="layout" svg:x1="6.171cm" svg:y1="1.602cm" svg:x2="6.327cm" svg:y2="1.847cm" draw:start-shape="id8" draw:start-glue-point="7" draw:end-shape="id12" draw:end-glue-point="4" svg:d="M6171 1602h156v245" svg:viewBox="0 0 157 246">
            <text:p/>
          </draw:connector>
          <draw:custom-shape draw:style-name="gr9" draw:text-style-name="P6" xml:id="id13" draw:id="id13" draw:layer="layout" svg:width="0.273cm" svg:height="0.215cm" svg:x="6.611cm" svg:y="1.8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14" draw:id="id14" draw:layer="layout" svg:width="0.274cm" svg:height="0.215cm" svg:x="7.162cm" svg:y="1.84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6.748cm" svg:y1="1.852cm" svg:x2="6.904cm" svg:y2="1.584cm" draw:start-shape="id13" draw:start-glue-point="4" draw:end-shape="id10" draw:end-glue-point="5" svg:d="M6748 1852v-268h156" svg:viewBox="0 0 157 269">
            <text:p/>
          </draw:connector>
          <draw:connector draw:style-name="gr10" draw:text-style-name="P7" draw:layer="layout" svg:x1="7.177cm" svg:y1="1.584cm" svg:x2="7.299cm" svg:y2="1.847cm" draw:start-shape="id10" draw:start-glue-point="7" draw:end-shape="id14" draw:end-glue-point="4" svg:d="M7177 1584h122v263" svg:viewBox="0 0 123 264">
            <text:p/>
          </draw:connector>
        </draw:g>
        <draw:custom-shape draw:style-name="gr11" draw:text-style-name="P8" draw:layer="layout" svg:width="0.356cm" svg:height="0.356cm" svg:x="5.15cm" svg:y="1.4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032cm" svg:x="4.642cm" svg:y="3.2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16" draw:id="id16" draw:layer="layout" svg:width="0.209cm" svg:height="0.164cm" svg:x="5.485cm" svg:y="3.4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5" draw:id="id15" draw:layer="layout" svg:width="0.21cm" svg:height="0.165cm" svg:x="5.116cm" svg:y="3.661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7" draw:id="id17" draw:layer="layout" svg:width="0.209cm" svg:height="0.165cm" svg:x="5.886cm" svg:y="3.64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5.221cm" svg:y1="3.661cm" svg:x2="5.485cm" svg:y2="3.502cm" draw:start-shape="id15" draw:start-glue-point="4" draw:end-shape="id16" draw:end-glue-point="5" svg:d="M5221 3661v-159h264" svg:viewBox="0 0 265 160">
            <text:p/>
          </draw:connector>
          <draw:connector draw:style-name="gr8" draw:text-style-name="P5" draw:layer="layout" svg:x1="5.694cm" svg:y1="3.502cm" svg:x2="5.991cm" svg:y2="3.647cm" draw:start-shape="id16" draw:start-glue-point="7" draw:end-shape="id17" draw:end-glue-point="4" svg:d="M5694 3502h297v145" svg:viewBox="0 0 298 146">
            <text:p/>
          </draw:connector>
          <draw:custom-shape draw:style-name="gr7" draw:text-style-name="P4" xml:id="id18" draw:id="id18" draw:layer="layout" svg:width="0.209cm" svg:height="0.164cm" svg:x="4.919cm" svg:y="3.93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19" draw:id="id19" draw:layer="layout" svg:width="0.208cm" svg:height="0.165cm" svg:x="5.341cm" svg:y="3.9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5.024cm" svg:y1="3.935cm" svg:x2="5.116cm" svg:y2="3.744cm" draw:start-shape="id18" draw:start-glue-point="4" draw:end-shape="id15" draw:end-glue-point="5" svg:d="M5024 3935v-191h92" svg:viewBox="0 0 93 192">
            <text:p/>
          </draw:connector>
          <draw:connector draw:style-name="gr8" draw:text-style-name="P5" draw:layer="layout" svg:x1="5.326cm" svg:y1="3.744cm" svg:x2="5.445cm" svg:y2="3.931cm" draw:start-shape="id15" draw:start-glue-point="7" draw:end-shape="id19" draw:end-glue-point="4" svg:d="M5326 3744h119v187" svg:viewBox="0 0 120 188">
            <text:p/>
          </draw:connector>
          <draw:custom-shape draw:style-name="gr7" draw:text-style-name="P4" xml:id="id20" draw:id="id20" draw:layer="layout" svg:width="0.209cm" svg:height="0.164cm" svg:x="5.662cm" svg:y="3.93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21" draw:id="id21" draw:layer="layout" svg:width="0.209cm" svg:height="0.165cm" svg:x="6.084cm" svg:y="3.9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5.767cm" svg:y1="3.935cm" svg:x2="5.886cm" svg:y2="3.73cm" draw:start-shape="id20" draw:start-glue-point="4" draw:end-shape="id17" draw:end-glue-point="5" svg:d="M5767 3935v-205h119" svg:viewBox="0 0 120 206">
            <text:p/>
          </draw:connector>
          <draw:connector draw:style-name="gr8" draw:text-style-name="P5" draw:layer="layout" svg:x1="6.095cm" svg:y1="3.73cm" svg:x2="6.189cm" svg:y2="3.931cm" draw:start-shape="id17" draw:start-glue-point="7" draw:end-shape="id21" draw:end-glue-point="4" svg:d="M6095 3730h94v201" svg:viewBox="0 0 95 202">
            <text:p/>
          </draw:connector>
        </draw:g>
        <draw:g>
          <draw:custom-shape draw:style-name="gr9" draw:text-style-name="P6" xml:id="id23" draw:id="id23" draw:layer="layout" svg:width="0.208cm" svg:height="0.165cm" svg:x="5.489cm" svg:y="4.4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2" draw:id="id22" draw:layer="layout" svg:width="0.21cm" svg:height="0.165cm" svg:x="5.12cm" svg:y="4.72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4" draw:id="id24" draw:layer="layout" svg:width="0.209cm" svg:height="0.164cm" svg:x="5.89cm" svg:y="4.70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5.225cm" svg:y1="4.722cm" svg:x2="5.489cm" svg:y2="4.563cm" draw:start-shape="id22" draw:start-glue-point="4" draw:end-shape="id23" draw:end-glue-point="5" svg:d="M5225 4722v-159h264" svg:viewBox="0 0 265 160">
            <text:p/>
          </draw:connector>
          <draw:connector draw:style-name="gr10" draw:text-style-name="P7" draw:layer="layout" svg:x1="5.697cm" svg:y1="4.563cm" svg:x2="5.995cm" svg:y2="4.708cm" draw:start-shape="id23" draw:start-glue-point="7" draw:end-shape="id24" draw:end-glue-point="4" svg:d="M5697 4563h298v145" svg:viewBox="0 0 299 146">
            <text:p/>
          </draw:connector>
          <draw:custom-shape draw:style-name="gr9" draw:text-style-name="P6" xml:id="id25" draw:id="id25" draw:layer="layout" svg:width="0.209cm" svg:height="0.164cm" svg:x="4.923cm" svg:y="4.9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6" draw:id="id26" draw:layer="layout" svg:width="0.208cm" svg:height="0.164cm" svg:x="5.345cm" svg:y="4.99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5.028cm" svg:y1="4.996cm" svg:x2="5.12cm" svg:y2="4.805cm" draw:start-shape="id25" draw:start-glue-point="4" draw:end-shape="id22" draw:end-glue-point="5" svg:d="M5028 4996v-191h92" svg:viewBox="0 0 93 192">
            <text:p/>
          </draw:connector>
          <draw:connector draw:style-name="gr10" draw:text-style-name="P7" draw:layer="layout" svg:x1="5.33cm" svg:y1="4.805cm" svg:x2="5.449cm" svg:y2="4.992cm" draw:start-shape="id22" draw:start-glue-point="7" draw:end-shape="id26" draw:end-glue-point="4" svg:d="M5330 4805h119v187" svg:viewBox="0 0 120 188">
            <text:p/>
          </draw:connector>
          <draw:custom-shape draw:style-name="gr9" draw:text-style-name="P6" xml:id="id27" draw:id="id27" draw:layer="layout" svg:width="0.209cm" svg:height="0.164cm" svg:x="5.666cm" svg:y="4.9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28" draw:id="id28" draw:layer="layout" svg:width="0.21cm" svg:height="0.164cm" svg:x="6.087cm" svg:y="4.99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5.771cm" svg:y1="4.996cm" svg:x2="5.89cm" svg:y2="4.79cm" draw:start-shape="id27" draw:start-glue-point="4" draw:end-shape="id24" draw:end-glue-point="5" svg:d="M5771 4996v-206h119" svg:viewBox="0 0 120 207">
            <text:p/>
          </draw:connector>
          <draw:connector draw:style-name="gr10" draw:text-style-name="P7" draw:layer="layout" svg:x1="6.099cm" svg:y1="4.79cm" svg:x2="6.192cm" svg:y2="4.992cm" draw:start-shape="id24" draw:start-glue-point="7" draw:end-shape="id28" draw:end-glue-point="4" svg:d="M6099 4790h93v202" svg:viewBox="0 0 94 203">
            <text:p/>
          </draw:connector>
        </draw:g>
        <draw:custom-shape draw:style-name="gr11" draw:text-style-name="P8" draw:layer="layout" svg:width="0.203cm" svg:height="0.203cm" svg:x="5.531cm" svg:y="4.19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9" xml:id="id30" draw:id="id30" draw:layer="layout" svg:width="0.208cm" svg:height="0.165cm" svg:x="7.875cm" svg:y="3.84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29" draw:id="id29" draw:layer="layout" svg:width="0.21cm" svg:height="0.165cm" svg:x="7.506cm" svg:y="4.08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31" draw:id="id31" draw:layer="layout" svg:width="0.209cm" svg:height="0.164cm" svg:x="8.276cm" svg:y="4.07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7.611cm" svg:y1="4.087cm" svg:x2="7.875cm" svg:y2="3.928cm" draw:start-shape="id29" draw:start-glue-point="4" draw:end-shape="id30" draw:end-glue-point="5" svg:d="M7611 4087v-159h264" svg:viewBox="0 0 265 160">
            <text:p/>
          </draw:connector>
          <draw:connector draw:style-name="gr13" draw:text-style-name="P10" draw:layer="layout" svg:x1="8.083cm" svg:y1="3.928cm" svg:x2="8.381cm" svg:y2="4.073cm" draw:start-shape="id30" draw:start-glue-point="7" draw:end-shape="id31" draw:end-glue-point="4" svg:d="M8083 3928h298v145" svg:viewBox="0 0 299 146">
            <text:p/>
          </draw:connector>
          <draw:custom-shape draw:style-name="gr12" draw:text-style-name="P9" xml:id="id32" draw:id="id32" draw:layer="layout" svg:width="0.209cm" svg:height="0.164cm" svg:x="7.309cm" svg:y="4.361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33" draw:id="id33" draw:layer="layout" svg:width="0.208cm" svg:height="0.164cm" svg:x="7.731cm" svg:y="4.3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7.414cm" svg:y1="4.361cm" svg:x2="7.506cm" svg:y2="4.17cm" draw:start-shape="id32" draw:start-glue-point="4" draw:end-shape="id29" draw:end-glue-point="5" svg:d="M7414 4361v-191h92" svg:viewBox="0 0 93 192">
            <text:p/>
          </draw:connector>
          <draw:connector draw:style-name="gr13" draw:text-style-name="P10" draw:layer="layout" svg:x1="7.716cm" svg:y1="4.17cm" svg:x2="7.835cm" svg:y2="4.357cm" draw:start-shape="id29" draw:start-glue-point="7" draw:end-shape="id33" draw:end-glue-point="4" svg:d="M7716 4170h119v187" svg:viewBox="0 0 120 188">
            <text:p/>
          </draw:connector>
          <draw:custom-shape draw:style-name="gr12" draw:text-style-name="P9" xml:id="id34" draw:id="id34" draw:layer="layout" svg:width="0.209cm" svg:height="0.164cm" svg:x="8.052cm" svg:y="4.361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35" draw:id="id35" draw:layer="layout" svg:width="0.21cm" svg:height="0.164cm" svg:x="8.473cm" svg:y="4.3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8.157cm" svg:y1="4.361cm" svg:x2="8.276cm" svg:y2="4.155cm" draw:start-shape="id34" draw:start-glue-point="4" draw:end-shape="id31" draw:end-glue-point="5" svg:d="M8157 4361v-206h119" svg:viewBox="0 0 120 207">
            <text:p/>
          </draw:connector>
          <draw:connector draw:style-name="gr13" draw:text-style-name="P10" draw:layer="layout" svg:x1="8.485cm" svg:y1="4.155cm" svg:x2="8.578cm" svg:y2="4.357cm" draw:start-shape="id31" draw:start-glue-point="7" draw:end-shape="id35" draw:end-glue-point="4" svg:d="M8485 4155h93v202" svg:viewBox="0 0 94 203">
            <text:p/>
          </draw:connector>
        </draw:g>
        <draw:custom-shape draw:style-name="gr11" draw:text-style-name="P8" draw:layer="layout" svg:width="0.356cm" svg:height="0.356cm" svg:x="6.826cm" svg:y="4.0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032cm" svg:x="8.142cm" svg:y="6.4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37" draw:id="id37" draw:layer="layout" svg:width="0.112cm" svg:height="0.088cm" svg:x="8.645cm" svg:y="6.79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36" draw:id="id36" draw:layer="layout" svg:width="0.113cm" svg:height="0.088cm" svg:x="8.447cm" svg:y="6.92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38" draw:id="id38" draw:layer="layout" svg:width="0.112cm" svg:height="0.089cm" svg:x="8.861cm" svg:y="6.91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8.504cm" svg:y1="6.923cm" svg:x2="8.645cm" svg:y2="6.837cm" draw:start-shape="id36" draw:start-glue-point="4" draw:end-shape="id37" draw:end-glue-point="5" svg:d="M8504 6923v-86h141" svg:viewBox="0 0 142 87">
            <text:p/>
          </draw:connector>
          <draw:connector draw:style-name="gr8" draw:text-style-name="P5" draw:layer="layout" svg:x1="8.757cm" svg:y1="6.837cm" svg:x2="8.917cm" svg:y2="6.915cm" draw:start-shape="id37" draw:start-glue-point="7" draw:end-shape="id38" draw:end-glue-point="4" svg:d="M8757 6837h160v78" svg:viewBox="0 0 161 79">
            <text:p/>
          </draw:connector>
          <draw:custom-shape draw:style-name="gr7" draw:text-style-name="P4" xml:id="id39" draw:id="id39" draw:layer="layout" svg:width="0.112cm" svg:height="0.088cm" svg:x="8.341cm" svg:y="7.0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40" draw:id="id40" draw:layer="layout" svg:width="0.112cm" svg:height="0.088cm" svg:x="8.568cm" svg:y="7.0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8.397cm" svg:y1="7.07cm" svg:x2="8.447cm" svg:y2="6.967cm" draw:start-shape="id39" draw:start-glue-point="4" draw:end-shape="id36" draw:end-glue-point="5" svg:d="M8397 7070v-103h50" svg:viewBox="0 0 51 104">
            <text:p/>
          </draw:connector>
          <draw:connector draw:style-name="gr8" draw:text-style-name="P5" draw:layer="layout" svg:x1="8.56cm" svg:y1="6.967cm" svg:x2="8.624cm" svg:y2="7.068cm" draw:start-shape="id36" draw:start-glue-point="7" draw:end-shape="id40" draw:end-glue-point="4" svg:d="M8560 6967h64v101" svg:viewBox="0 0 65 102">
            <text:p/>
          </draw:connector>
          <draw:custom-shape draw:style-name="gr7" draw:text-style-name="P4" xml:id="id41" draw:id="id41" draw:layer="layout" svg:width="0.113cm" svg:height="0.088cm" svg:x="8.74cm" svg:y="7.0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42" draw:id="id42" draw:layer="layout" svg:width="0.112cm" svg:height="0.088cm" svg:x="8.967cm" svg:y="7.0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8.797cm" svg:y1="7.07cm" svg:x2="8.861cm" svg:y2="6.96cm" draw:start-shape="id41" draw:start-glue-point="4" draw:end-shape="id38" draw:end-glue-point="5" svg:d="M8797 7070v-110h64" svg:viewBox="0 0 65 111">
            <text:p/>
          </draw:connector>
          <draw:connector draw:style-name="gr8" draw:text-style-name="P5" draw:layer="layout" svg:x1="8.973cm" svg:y1="6.96cm" svg:x2="9.023cm" svg:y2="7.068cm" draw:start-shape="id38" draw:start-glue-point="7" draw:end-shape="id42" draw:end-glue-point="4" svg:d="M8973 6960h50v108" svg:viewBox="0 0 51 109">
            <text:p/>
          </draw:connector>
        </draw:g>
        <draw:g>
          <draw:custom-shape draw:style-name="gr9" draw:text-style-name="P6" xml:id="id44" draw:id="id44" draw:layer="layout" svg:width="0.112cm" svg:height="0.088cm" svg:x="8.621cm" svg:y="7.80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3" draw:id="id43" draw:layer="layout" svg:width="0.113cm" svg:height="0.088cm" svg:x="8.423cm" svg:y="7.93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5" draw:id="id45" draw:layer="layout" svg:width="0.112cm" svg:height="0.088cm" svg:x="8.837cm" svg:y="7.93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8.48cm" svg:y1="7.939cm" svg:x2="8.621cm" svg:y2="7.853cm" draw:start-shape="id43" draw:start-glue-point="4" draw:end-shape="id44" draw:end-glue-point="5" svg:d="M8480 7939v-86h141" svg:viewBox="0 0 142 87">
            <text:p/>
          </draw:connector>
          <draw:connector draw:style-name="gr10" draw:text-style-name="P7" draw:layer="layout" svg:x1="8.733cm" svg:y1="7.853cm" svg:x2="8.893cm" svg:y2="7.931cm" draw:start-shape="id44" draw:start-glue-point="7" draw:end-shape="id45" draw:end-glue-point="4" svg:d="M8733 7853h160v78" svg:viewBox="0 0 161 79">
            <text:p/>
          </draw:connector>
          <draw:custom-shape draw:style-name="gr9" draw:text-style-name="P6" xml:id="id46" draw:id="id46" draw:layer="layout" svg:width="0.112cm" svg:height="0.088cm" svg:x="8.317cm" svg:y="8.08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7" draw:id="id47" draw:layer="layout" svg:width="0.112cm" svg:height="0.088cm" svg:x="8.544cm" svg:y="8.08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8.373cm" svg:y1="8.086cm" svg:x2="8.423cm" svg:y2="7.983cm" draw:start-shape="id46" draw:start-glue-point="4" draw:end-shape="id43" draw:end-glue-point="5" svg:d="M8373 8086v-103h50" svg:viewBox="0 0 51 104">
            <text:p/>
          </draw:connector>
          <draw:connector draw:style-name="gr10" draw:text-style-name="P7" draw:layer="layout" svg:x1="8.536cm" svg:y1="7.983cm" svg:x2="8.6cm" svg:y2="8.084cm" draw:start-shape="id43" draw:start-glue-point="7" draw:end-shape="id47" draw:end-glue-point="4" svg:d="M8536 7983h64v101" svg:viewBox="0 0 65 102">
            <text:p/>
          </draw:connector>
          <draw:custom-shape draw:style-name="gr9" draw:text-style-name="P6" xml:id="id48" draw:id="id48" draw:layer="layout" svg:width="0.113cm" svg:height="0.088cm" svg:x="8.716cm" svg:y="8.08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49" draw:id="id49" draw:layer="layout" svg:width="0.112cm" svg:height="0.088cm" svg:x="8.943cm" svg:y="8.08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8.773cm" svg:y1="8.086cm" svg:x2="8.837cm" svg:y2="7.975cm" draw:start-shape="id48" draw:start-glue-point="4" draw:end-shape="id45" draw:end-glue-point="5" svg:d="M8773 8086v-111h64" svg:viewBox="0 0 65 112">
            <text:p/>
          </draw:connector>
          <draw:connector draw:style-name="gr10" draw:text-style-name="P7" draw:layer="layout" svg:x1="8.949cm" svg:y1="7.975cm" svg:x2="8.999cm" svg:y2="8.084cm" draw:start-shape="id45" draw:start-glue-point="7" draw:end-shape="id49" draw:end-glue-point="4" svg:d="M8949 7975h50v109" svg:viewBox="0 0 51 110">
            <text:p/>
          </draw:connector>
        </draw:g>
        <draw:custom-shape draw:style-name="gr11" draw:text-style-name="P8" draw:layer="layout" svg:width="0.203cm" svg:height="0.203cm" svg:x="9.031cm" svg:y="7.39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9" xml:id="id51" draw:id="id51" draw:layer="layout" svg:width="0.112cm" svg:height="0.088cm" svg:x="9.637cm" svg:y="6.79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0" draw:id="id50" draw:layer="layout" svg:width="0.113cm" svg:height="0.088cm" svg:x="9.439cm" svg:y="6.92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2" draw:id="id52" draw:layer="layout" svg:width="0.112cm" svg:height="0.088cm" svg:x="9.853cm" svg:y="6.91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9.496cm" svg:y1="6.923cm" svg:x2="9.637cm" svg:y2="6.837cm" draw:start-shape="id50" draw:start-glue-point="4" draw:end-shape="id51" draw:end-glue-point="5" svg:d="M9496 6923v-86h141" svg:viewBox="0 0 142 87">
            <text:p/>
          </draw:connector>
          <draw:connector draw:style-name="gr13" draw:text-style-name="P10" draw:layer="layout" svg:x1="9.749cm" svg:y1="6.837cm" svg:x2="9.909cm" svg:y2="6.915cm" draw:start-shape="id51" draw:start-glue-point="7" draw:end-shape="id52" draw:end-glue-point="4" svg:d="M9749 6837h160v78" svg:viewBox="0 0 161 79">
            <text:p/>
          </draw:connector>
          <draw:custom-shape draw:style-name="gr12" draw:text-style-name="P9" xml:id="id53" draw:id="id53" draw:layer="layout" svg:width="0.113cm" svg:height="0.088cm" svg:x="9.333cm" svg:y="7.0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4" draw:id="id54" draw:layer="layout" svg:width="0.112cm" svg:height="0.088cm" svg:x="9.56cm" svg:y="7.0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9.39cm" svg:y1="7.07cm" svg:x2="9.439cm" svg:y2="6.967cm" draw:start-shape="id53" draw:start-glue-point="4" draw:end-shape="id50" draw:end-glue-point="5" svg:d="M9390 7070v-103h49" svg:viewBox="0 0 50 104">
            <text:p/>
          </draw:connector>
          <draw:connector draw:style-name="gr13" draw:text-style-name="P10" draw:layer="layout" svg:x1="9.552cm" svg:y1="6.967cm" svg:x2="9.616cm" svg:y2="7.068cm" draw:start-shape="id50" draw:start-glue-point="7" draw:end-shape="id54" draw:end-glue-point="4" svg:d="M9552 6967h64v101" svg:viewBox="0 0 65 102">
            <text:p/>
          </draw:connector>
          <draw:custom-shape draw:style-name="gr12" draw:text-style-name="P9" xml:id="id55" draw:id="id55" draw:layer="layout" svg:width="0.112cm" svg:height="0.088cm" svg:x="9.733cm" svg:y="7.07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56" draw:id="id56" draw:layer="layout" svg:width="0.113cm" svg:height="0.088cm" svg:x="9.959cm" svg:y="7.06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9.789cm" svg:y1="7.07cm" svg:x2="9.853cm" svg:y2="6.959cm" draw:start-shape="id55" draw:start-glue-point="4" draw:end-shape="id52" draw:end-glue-point="5" svg:d="M9789 7070v-111h64" svg:viewBox="0 0 65 112">
            <text:p/>
          </draw:connector>
          <draw:connector draw:style-name="gr13" draw:text-style-name="P10" draw:layer="layout" svg:x1="9.965cm" svg:y1="6.959cm" svg:x2="10.016cm" svg:y2="7.068cm" draw:start-shape="id52" draw:start-glue-point="7" draw:end-shape="id56" draw:end-glue-point="4" svg:d="M9965 6959h51v109" svg:viewBox="0 0 52 110">
            <text:p/>
          </draw:connector>
        </draw:g>
        <draw:g>
          <draw:custom-shape draw:style-name="gr14" draw:text-style-name="P11" xml:id="id58" draw:id="id58" draw:layer="layout" svg:width="0.116cm" svg:height="0.086cm" svg:x="14.019cm" svg:y="9.43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57" draw:id="id57" draw:layer="layout" svg:width="0.11cm" svg:height="0.086cm" svg:x="13.821cm" svg:y="9.5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59" draw:id="id59" draw:layer="layout" svg:width="0.11cm" svg:height="0.086cm" svg:x="14.241cm" svg:y="9.552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3.876cm" svg:y1="9.56cm" svg:x2="14.019cm" svg:y2="9.476cm" draw:start-shape="id57" draw:start-glue-point="4" draw:end-shape="id58" draw:end-glue-point="5" svg:d="M13876 9560v-84h143" svg:viewBox="0 0 144 85">
            <text:p/>
          </draw:connector>
          <draw:connector draw:style-name="gr15" draw:text-style-name="P12" draw:layer="layout" svg:x1="14.135cm" svg:y1="9.476cm" svg:x2="14.296cm" svg:y2="9.552cm" draw:start-shape="id58" draw:start-glue-point="7" draw:end-shape="id59" draw:end-glue-point="4" svg:d="M14135 9476h161v76" svg:viewBox="0 0 162 77">
            <text:p/>
          </draw:connector>
          <draw:custom-shape draw:style-name="gr14" draw:text-style-name="P11" xml:id="id60" draw:id="id60" draw:layer="layout" svg:width="0.116cm" svg:height="0.086cm" svg:x="13.705cm" svg:y="9.70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61" draw:id="id61" draw:layer="layout" svg:width="0.12cm" svg:height="0.086cm" svg:x="13.933cm" svg:y="9.70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3.763cm" svg:y1="9.703cm" svg:x2="13.821cm" svg:y2="9.603cm" draw:start-shape="id60" draw:start-glue-point="4" draw:end-shape="id57" draw:end-glue-point="5" svg:d="M13763 9703v-100h58" svg:viewBox="0 0 59 101">
            <text:p/>
          </draw:connector>
          <draw:connector draw:style-name="gr15" draw:text-style-name="P12" draw:layer="layout" svg:x1="13.931cm" svg:y1="9.603cm" svg:x2="13.993cm" svg:y2="9.701cm" draw:start-shape="id57" draw:start-glue-point="7" draw:end-shape="id61" draw:end-glue-point="4" svg:d="M13931 9603h62v98" svg:viewBox="0 0 63 99">
            <text:p/>
          </draw:connector>
          <draw:custom-shape draw:style-name="gr14" draw:text-style-name="P11" xml:id="id62" draw:id="id62" draw:layer="layout" svg:width="0.113cm" svg:height="0.086cm" svg:x="14.119cm" svg:y="9.70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63" draw:id="id63" draw:layer="layout" svg:width="0.117cm" svg:height="0.086cm" svg:x="14.35cm" svg:y="9.70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4.176cm" svg:y1="9.703cm" svg:x2="14.241cm" svg:y2="9.595cm" draw:start-shape="id62" draw:start-glue-point="4" draw:end-shape="id59" draw:end-glue-point="5" svg:d="M14176 9703v-108h65" svg:viewBox="0 0 66 109">
            <text:p/>
          </draw:connector>
          <draw:connector draw:style-name="gr15" draw:text-style-name="P12" draw:layer="layout" svg:x1="14.351cm" svg:y1="9.595cm" svg:x2="14.409cm" svg:y2="9.701cm" draw:start-shape="id59" draw:start-glue-point="7" draw:end-shape="id63" draw:end-glue-point="4" svg:d="M14351 9595h58v106" svg:viewBox="0 0 59 107">
            <text:p/>
          </draw:connector>
        </draw:g>
        <draw:custom-shape draw:style-name="gr11" draw:text-style-name="P8" draw:layer="layout" svg:width="0.356cm" svg:height="0.356cm" svg:x="10.322cm" svg:y="7.3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2.032cm" svg:x="12.562cm" svg:y="8.03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4" xml:id="id65" draw:id="id65" draw:layer="layout" svg:width="0.112cm" svg:height="0.088cm" svg:x="13.065cm" svg:y="8.41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64" draw:id="id64" draw:layer="layout" svg:width="0.113cm" svg:height="0.088cm" svg:x="12.867cm" svg:y="8.54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66" draw:id="id66" draw:layer="layout" svg:width="0.112cm" svg:height="0.089cm" svg:x="13.281cm" svg:y="8.54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12.924cm" svg:y1="8.549cm" svg:x2="13.065cm" svg:y2="8.463cm" draw:start-shape="id64" draw:start-glue-point="4" draw:end-shape="id65" draw:end-glue-point="5" svg:d="M12924 8549v-86h141" svg:viewBox="0 0 142 87">
            <text:p/>
          </draw:connector>
          <draw:connector draw:style-name="gr8" draw:text-style-name="P5" draw:layer="layout" svg:x1="13.177cm" svg:y1="8.463cm" svg:x2="13.337cm" svg:y2="8.541cm" draw:start-shape="id65" draw:start-glue-point="7" draw:end-shape="id66" draw:end-glue-point="4" svg:d="M13177 8463h160v78" svg:viewBox="0 0 161 79">
            <text:p/>
          </draw:connector>
          <draw:custom-shape draw:style-name="gr7" draw:text-style-name="P4" xml:id="id67" draw:id="id67" draw:layer="layout" svg:width="0.112cm" svg:height="0.088cm" svg:x="12.761cm" svg:y="8.6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68" draw:id="id68" draw:layer="layout" svg:width="0.112cm" svg:height="0.088cm" svg:x="12.988cm" svg:y="8.6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12.817cm" svg:y1="8.696cm" svg:x2="12.867cm" svg:y2="8.593cm" draw:start-shape="id67" draw:start-glue-point="4" draw:end-shape="id64" draw:end-glue-point="5" svg:d="M12817 8696v-103h50" svg:viewBox="0 0 51 104">
            <text:p/>
          </draw:connector>
          <draw:connector draw:style-name="gr8" draw:text-style-name="P5" draw:layer="layout" svg:x1="12.98cm" svg:y1="8.593cm" svg:x2="13.044cm" svg:y2="8.694cm" draw:start-shape="id64" draw:start-glue-point="7" draw:end-shape="id68" draw:end-glue-point="4" svg:d="M12980 8593h64v101" svg:viewBox="0 0 65 102">
            <text:p/>
          </draw:connector>
          <draw:custom-shape draw:style-name="gr7" draw:text-style-name="P4" xml:id="id69" draw:id="id69" draw:layer="layout" svg:width="0.113cm" svg:height="0.088cm" svg:x="13.16cm" svg:y="8.6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7" draw:text-style-name="P4" xml:id="id70" draw:id="id70" draw:layer="layout" svg:width="0.112cm" svg:height="0.088cm" svg:x="13.387cm" svg:y="8.6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8" draw:text-style-name="P5" draw:layer="layout" svg:x1="13.217cm" svg:y1="8.696cm" svg:x2="13.281cm" svg:y2="8.586cm" draw:start-shape="id69" draw:start-glue-point="4" draw:end-shape="id66" draw:end-glue-point="5" svg:d="M13217 8696v-110h64" svg:viewBox="0 0 65 111">
            <text:p/>
          </draw:connector>
          <draw:connector draw:style-name="gr8" draw:text-style-name="P5" draw:layer="layout" svg:x1="13.393cm" svg:y1="8.586cm" svg:x2="13.443cm" svg:y2="8.694cm" draw:start-shape="id66" draw:start-glue-point="7" draw:end-shape="id70" draw:end-glue-point="4" svg:d="M13393 8586h50v108" svg:viewBox="0 0 51 109">
            <text:p/>
          </draw:connector>
        </draw:g>
        <draw:g>
          <draw:custom-shape draw:style-name="gr9" draw:text-style-name="P6" xml:id="id72" draw:id="id72" draw:layer="layout" svg:width="0.112cm" svg:height="0.088cm" svg:x="13.041cm" svg:y="9.43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1" draw:id="id71" draw:layer="layout" svg:width="0.113cm" svg:height="0.088cm" svg:x="12.843cm" svg:y="9.5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3" draw:id="id73" draw:layer="layout" svg:width="0.112cm" svg:height="0.088cm" svg:x="13.257cm" svg:y="9.55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12.9cm" svg:y1="9.565cm" svg:x2="13.041cm" svg:y2="9.479cm" draw:start-shape="id71" draw:start-glue-point="4" draw:end-shape="id72" draw:end-glue-point="5" svg:d="M12900 9565v-86h141" svg:viewBox="0 0 142 87">
            <text:p/>
          </draw:connector>
          <draw:connector draw:style-name="gr10" draw:text-style-name="P7" draw:layer="layout" svg:x1="13.153cm" svg:y1="9.479cm" svg:x2="13.313cm" svg:y2="9.557cm" draw:start-shape="id72" draw:start-glue-point="7" draw:end-shape="id73" draw:end-glue-point="4" svg:d="M13153 9479h160v78" svg:viewBox="0 0 161 79">
            <text:p/>
          </draw:connector>
          <draw:custom-shape draw:style-name="gr9" draw:text-style-name="P6" xml:id="id74" draw:id="id74" draw:layer="layout" svg:width="0.112cm" svg:height="0.088cm" svg:x="12.737cm" svg:y="9.71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5" draw:id="id75" draw:layer="layout" svg:width="0.112cm" svg:height="0.088cm" svg:x="12.964cm" svg:y="9.7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12.793cm" svg:y1="9.712cm" svg:x2="12.843cm" svg:y2="9.609cm" draw:start-shape="id74" draw:start-glue-point="4" draw:end-shape="id71" draw:end-glue-point="5" svg:d="M12793 9712v-103h50" svg:viewBox="0 0 51 104">
            <text:p/>
          </draw:connector>
          <draw:connector draw:style-name="gr10" draw:text-style-name="P7" draw:layer="layout" svg:x1="12.956cm" svg:y1="9.609cm" svg:x2="13.02cm" svg:y2="9.71cm" draw:start-shape="id71" draw:start-glue-point="7" draw:end-shape="id75" draw:end-glue-point="4" svg:d="M12956 9609h64v101" svg:viewBox="0 0 65 102">
            <text:p/>
          </draw:connector>
          <draw:custom-shape draw:style-name="gr9" draw:text-style-name="P6" xml:id="id76" draw:id="id76" draw:layer="layout" svg:width="0.113cm" svg:height="0.088cm" svg:x="13.136cm" svg:y="9.71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6" xml:id="id77" draw:id="id77" draw:layer="layout" svg:width="0.112cm" svg:height="0.088cm" svg:x="13.363cm" svg:y="9.7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0" draw:text-style-name="P7" draw:layer="layout" svg:x1="13.193cm" svg:y1="9.712cm" svg:x2="13.257cm" svg:y2="9.601cm" draw:start-shape="id76" draw:start-glue-point="4" draw:end-shape="id73" draw:end-glue-point="5" svg:d="M13193 9712v-111h64" svg:viewBox="0 0 65 112">
            <text:p/>
          </draw:connector>
          <draw:connector draw:style-name="gr10" draw:text-style-name="P7" draw:layer="layout" svg:x1="13.369cm" svg:y1="9.601cm" svg:x2="13.419cm" svg:y2="9.71cm" draw:start-shape="id73" draw:start-glue-point="7" draw:end-shape="id77" draw:end-glue-point="4" svg:d="M13369 9601h50v109" svg:viewBox="0 0 51 110">
            <text:p/>
          </draw:connector>
        </draw:g>
        <draw:custom-shape draw:style-name="gr11" draw:text-style-name="P8" draw:layer="layout" svg:width="0.203cm" svg:height="0.203cm" svg:x="13.451cm" svg:y="9.02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261.998426435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9" xml:id="id79" draw:id="id79" draw:layer="layout" svg:width="0.112cm" svg:height="0.088cm" svg:x="14.057cm" svg:y="8.41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78" draw:id="id78" draw:layer="layout" svg:width="0.113cm" svg:height="0.088cm" svg:x="13.859cm" svg:y="8.54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80" draw:id="id80" draw:layer="layout" svg:width="0.112cm" svg:height="0.088cm" svg:x="14.273cm" svg:y="8.54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3.916cm" svg:y1="8.549cm" svg:x2="14.057cm" svg:y2="8.463cm" draw:start-shape="id78" draw:start-glue-point="4" draw:end-shape="id79" draw:end-glue-point="5" svg:d="M13916 8549v-86h141" svg:viewBox="0 0 142 87">
            <text:p/>
          </draw:connector>
          <draw:connector draw:style-name="gr13" draw:text-style-name="P10" draw:layer="layout" svg:x1="14.169cm" svg:y1="8.463cm" svg:x2="14.329cm" svg:y2="8.541cm" draw:start-shape="id79" draw:start-glue-point="7" draw:end-shape="id80" draw:end-glue-point="4" svg:d="M14169 8463h160v78" svg:viewBox="0 0 161 79">
            <text:p/>
          </draw:connector>
          <draw:custom-shape draw:style-name="gr12" draw:text-style-name="P9" xml:id="id81" draw:id="id81" draw:layer="layout" svg:width="0.113cm" svg:height="0.088cm" svg:x="13.753cm" svg:y="8.6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82" draw:id="id82" draw:layer="layout" svg:width="0.112cm" svg:height="0.088cm" svg:x="13.98cm" svg:y="8.6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3.81cm" svg:y1="8.696cm" svg:x2="13.859cm" svg:y2="8.593cm" draw:start-shape="id81" draw:start-glue-point="4" draw:end-shape="id78" draw:end-glue-point="5" svg:d="M13810 8696v-103h49" svg:viewBox="0 0 50 104">
            <text:p/>
          </draw:connector>
          <draw:connector draw:style-name="gr13" draw:text-style-name="P10" draw:layer="layout" svg:x1="13.972cm" svg:y1="8.593cm" svg:x2="14.036cm" svg:y2="8.694cm" draw:start-shape="id78" draw:start-glue-point="7" draw:end-shape="id82" draw:end-glue-point="4" svg:d="M13972 8593h64v101" svg:viewBox="0 0 65 102">
            <text:p/>
          </draw:connector>
          <draw:custom-shape draw:style-name="gr12" draw:text-style-name="P9" xml:id="id83" draw:id="id83" draw:layer="layout" svg:width="0.112cm" svg:height="0.088cm" svg:x="14.153cm" svg:y="8.696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9" xml:id="id84" draw:id="id84" draw:layer="layout" svg:width="0.113cm" svg:height="0.088cm" svg:x="14.379cm" svg:y="8.694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0" draw:layer="layout" svg:x1="14.209cm" svg:y1="8.696cm" svg:x2="14.273cm" svg:y2="8.585cm" draw:start-shape="id83" draw:start-glue-point="4" draw:end-shape="id80" draw:end-glue-point="5" svg:d="M14209 8696v-111h64" svg:viewBox="0 0 65 112">
            <text:p/>
          </draw:connector>
          <draw:connector draw:style-name="gr13" draw:text-style-name="P10" draw:layer="layout" svg:x1="14.385cm" svg:y1="8.585cm" svg:x2="14.436cm" svg:y2="8.694cm" draw:start-shape="id80" draw:start-glue-point="7" draw:end-shape="id84" draw:end-glue-point="4" svg:d="M14385 8585h51v109" svg:viewBox="0 0 52 110">
            <text:p/>
          </draw:connector>
        </draw:g>
        <draw:g>
          <draw:custom-shape draw:style-name="gr14" draw:text-style-name="P11" xml:id="id86" draw:id="id86" draw:layer="layout" svg:width="0.208cm" svg:height="0.165cm" svg:x="11.327cm" svg:y="7.14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85" draw:id="id85" draw:layer="layout" svg:width="0.21cm" svg:height="0.165cm" svg:x="10.958cm" svg:y="7.389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87" draw:id="id87" draw:layer="layout" svg:width="0.209cm" svg:height="0.164cm" svg:x="11.728cm" svg:y="7.375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1.063cm" svg:y1="7.389cm" svg:x2="11.327cm" svg:y2="7.23cm" draw:start-shape="id85" draw:start-glue-point="4" draw:end-shape="id86" draw:end-glue-point="5" svg:d="M11063 7389v-159h264" svg:viewBox="0 0 265 160">
            <text:p/>
          </draw:connector>
          <draw:connector draw:style-name="gr15" draw:text-style-name="P12" draw:layer="layout" svg:x1="11.535cm" svg:y1="7.23cm" svg:x2="11.833cm" svg:y2="7.375cm" draw:start-shape="id86" draw:start-glue-point="7" draw:end-shape="id87" draw:end-glue-point="4" svg:d="M11535 7230h298v145" svg:viewBox="0 0 299 146">
            <text:p/>
          </draw:connector>
          <draw:custom-shape draw:style-name="gr14" draw:text-style-name="P11" xml:id="id88" draw:id="id88" draw:layer="layout" svg:width="0.209cm" svg:height="0.164cm" svg:x="10.761cm" svg:y="7.66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89" draw:id="id89" draw:layer="layout" svg:width="0.208cm" svg:height="0.164cm" svg:x="11.183cm" svg:y="7.65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0.866cm" svg:y1="7.663cm" svg:x2="10.958cm" svg:y2="7.472cm" draw:start-shape="id88" draw:start-glue-point="4" draw:end-shape="id85" draw:end-glue-point="5" svg:d="M10866 7663v-191h92" svg:viewBox="0 0 93 192">
            <text:p/>
          </draw:connector>
          <draw:connector draw:style-name="gr15" draw:text-style-name="P12" draw:layer="layout" svg:x1="11.168cm" svg:y1="7.472cm" svg:x2="11.287cm" svg:y2="7.659cm" draw:start-shape="id85" draw:start-glue-point="7" draw:end-shape="id89" draw:end-glue-point="4" svg:d="M11168 7472h119v187" svg:viewBox="0 0 120 188">
            <text:p/>
          </draw:connector>
          <draw:custom-shape draw:style-name="gr14" draw:text-style-name="P11" xml:id="id90" draw:id="id90" draw:layer="layout" svg:width="0.209cm" svg:height="0.164cm" svg:x="11.504cm" svg:y="7.663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4" draw:text-style-name="P11" xml:id="id91" draw:id="id91" draw:layer="layout" svg:width="0.21cm" svg:height="0.164cm" svg:x="11.925cm" svg:y="7.659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5" draw:text-style-name="P12" draw:layer="layout" svg:x1="11.609cm" svg:y1="7.663cm" svg:x2="11.728cm" svg:y2="7.457cm" draw:start-shape="id90" draw:start-glue-point="4" draw:end-shape="id87" draw:end-glue-point="5" svg:d="M11609 7663v-206h119" svg:viewBox="0 0 120 207">
            <text:p/>
          </draw:connector>
          <draw:connector draw:style-name="gr15" draw:text-style-name="P12" draw:layer="layout" svg:x1="11.937cm" svg:y1="7.457cm" svg:x2="12.03cm" svg:y2="7.659cm" draw:start-shape="id87" draw:start-glue-point="7" draw:end-shape="id91" draw:end-glue-point="4" svg:d="M11937 7457h93v202" svg:viewBox="0 0 94 203">
            <text:p/>
          </draw:connector>
        </draw:g>
      </draw:page>
      <draw:page draw:name="page2" draw:style-name="dp1" draw:master-page-name="Default">
        <draw:g>
          <draw:custom-shape draw:style-name="gr16" draw:text-style-name="P4" xml:id="id93" draw:id="id93" draw:layer="layout" svg:width="2.629cm" svg:height="2.073cm" svg:x="7.273cm" svg:y="1.592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6" draw:text-style-name="P4" xml:id="id92" draw:id="id92" draw:layer="layout" svg:width="2.629cm" svg:height="2.073cm" svg:x="2.633cm" svg:y="4.641cm">
            <text:p text:style-name="P5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4" xml:id="id94" draw:id="id94" draw:layer="layout" svg:width="2.629cm" svg:height="2.075cm" svg:x="12.337cm" svg:y="4.459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8" draw:text-style-name="P5" draw:layer="layout" svg:x1="3.948cm" svg:y1="4.641cm" svg:x2="7.273cm" svg:y2="2.629cm" draw:start-shape="id92" draw:start-glue-point="4" draw:end-shape="id93" draw:end-glue-point="5" svg:d="M3948 4641v-2012h3325" svg:viewBox="0 0 3326 2013">
            <text:p/>
          </draw:connector>
          <draw:connector draw:style-name="gr18" draw:text-style-name="P5" draw:layer="layout" svg:x1="9.902cm" svg:y1="2.629cm" svg:x2="13.652cm" svg:y2="4.459cm" draw:start-shape="id93" draw:start-glue-point="7" draw:end-shape="id94" draw:end-glue-point="4" svg:d="M9902 2629h3750v1830" svg:viewBox="0 0 3751 1831">
            <text:p/>
          </draw:connector>
          <draw:custom-shape draw:style-name="gr16" draw:text-style-name="P4" xml:id="id95" draw:id="id95" draw:layer="layout" svg:width="2.629cm" svg:height="2.073cm" svg:x="0.144cm" svg:y="8.086cm">
            <text:p text:style-name="P5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6" draw:text-style-name="P4" xml:id="id96" draw:id="id96" draw:layer="layout" svg:width="2.629cm" svg:height="2.073cm" svg:x="5.462cm" svg:y="8.039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8" draw:text-style-name="P5" draw:layer="layout" svg:x1="1.459cm" svg:y1="8.086cm" svg:x2="2.633cm" svg:y2="5.678cm" draw:start-shape="id95" draw:start-glue-point="4" draw:end-shape="id92" draw:end-glue-point="5" svg:d="M1459 8086v-2408h1174" svg:viewBox="0 0 1175 2409">
            <text:p/>
          </draw:connector>
          <draw:connector draw:style-name="gr18" draw:text-style-name="P5" draw:layer="layout" svg:x1="5.262cm" svg:y1="5.678cm" svg:x2="6.777cm" svg:y2="8.039cm" draw:start-shape="id92" draw:start-glue-point="7" draw:end-shape="id96" draw:end-glue-point="4" svg:d="M5262 5678h1515v2361" svg:viewBox="0 0 1516 2362">
            <text:p/>
          </draw:connector>
          <draw:custom-shape draw:style-name="gr16" draw:text-style-name="P4" xml:id="id97" draw:id="id97" draw:layer="layout" svg:width="2.629cm" svg:height="2.073cm" svg:x="9.508cm" svg:y="8.086cm">
            <text:p text:style-name="P5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6" draw:text-style-name="P4" xml:id="id98" draw:id="id98" draw:layer="layout" svg:width="2.629cm" svg:height="2.073cm" svg:x="14.826cm" svg:y="8.039cm">
            <text:p text:style-name="P5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8" draw:text-style-name="P5" draw:layer="layout" svg:x1="10.823cm" svg:y1="8.086cm" svg:x2="12.337cm" svg:y2="5.497cm" draw:start-shape="id97" draw:start-glue-point="4" draw:end-shape="id94" draw:end-glue-point="5" svg:d="M10823 8086v-2589h1514" svg:viewBox="0 0 1515 2590">
            <text:p/>
          </draw:connector>
          <draw:connector draw:style-name="gr18" draw:text-style-name="P5" draw:layer="layout" svg:x1="14.966cm" svg:y1="5.497cm" svg:x2="16.141cm" svg:y2="8.039cm" draw:start-shape="id94" draw:start-glue-point="7" draw:end-shape="id98" draw:end-glue-point="4" svg:d="M14966 5497h1175v2542" svg:viewBox="0 0 1176 254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5.9cm" fo:page-height="11.7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3:53:34.722147077</meta:creation-date>
    <dc:date>2019-06-21T15:02:26.822189498</dc:date>
    <meta:editing-duration>PT57M38S</meta:editing-duration>
    <meta:editing-cycles>4</meta:editing-cycles>
    <meta:generator>LibreOffice/6.0.7.3$Linux_X86_64 LibreOffice_project/00m0$Build-3</meta:generator>
    <meta:document-statistic meta:object-count="211"/>
  </office:meta>
</office:document-meta>
</file>